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0f87b" officeooo:paragraph-rsid="0010f87b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10f87b" officeooo:paragraph-rsid="0010f87b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0f87b" officeooo:paragraph-rsid="0010f87b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229e4" officeooo:paragraph-rsid="001229e4" style:font-weight-asian="normal" style:font-weight-complex="normal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2 Sistemas Gráficos: Battle Chess</text:p>
      <text:p text:style-name="P1"/>
      <text:p text:style-name="P2">Alejandro Márquez Barrios<text:tab/>49193860B</text:p>
      <text:p text:style-name="P2"/>
      <text:p text:style-name="P2">Piezas de ajedrez</text:p>
      <text:p text:style-name="P3"/>
      <text:p text:style-name="P3">Peon</text:p>
      <text:p text:style-name="P4">Rey</text:p>
      <text:p text:style-name="P4">Dama</text:p>
      <text:p text:style-name="P4">Torre</text:p>
      <text:p text:style-name="P4">Alfil</text:p>
      <text:p text:style-name="P4">Caballo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5T15:00:36.185000000</meta:creation-date>
    <dc:date>2025-04-15T17:47:50.165000000</dc:date>
    <meta:editing-duration>PT3M15S</meta:editing-duration>
    <meta:editing-cycles>1</meta:editing-cycles>
    <meta:document-statistic meta:table-count="0" meta:image-count="0" meta:object-count="0" meta:page-count="1" meta:paragraph-count="9" meta:word-count="19" meta:character-count="122" meta:non-whitespace-character-count="112"/>
    <meta:generator>LibreOffice/24.2.2.2$Windows_X86_64 LibreOffice_project/d56cc158d8a96260b836f100ef4b4ef25d6f1a01</meta:generator>
  </office:meta>
</office:document-meta>
</file>